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ffff38" draw:fill="solid" draw:fill-color="#ffbf00" loext:fill-use-slide-background="false" draw:opacity="35%" draw:opacity-name="" draw:textarea-horizontal-align="justify" draw:textarea-vertical-align="middle" draw:auto-grow-height="false" fo:min-height="1.338cm" fo:min-width="2.675cm"/>
    </style:style>
    <style:style style:name="gr3" style:family="graphic" style:parent-style-name="standard">
      <style:graphic-properties svg:stroke-color="#ffff38" draw:fill="solid" draw:fill-color="#ffbf00" loext:fill-use-slide-background="false" draw:opacity="35%" draw:opacity-name="" draw:textarea-horizontal-align="justify" draw:textarea-vertical-align="middle" draw:auto-grow-height="false" fo:min-height="1.338cm" fo:min-width="3.628cm"/>
    </style:style>
    <style:style style:name="gr4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79cm"/>
    </style:style>
    <style:style style:name="gr5" style:family="graphic" style:parent-style-name="standard">
      <style:graphic-properties draw:textarea-horizontal-align="justify" draw:textarea-vertical-align="middle" draw:auto-grow-height="false" fo:min-height="0.424cm" fo:min-width="0.188cm"/>
    </style:style>
    <style:style style:name="gr6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bf00" draw:opacity="35%"/>
      <style:paragraph-properties fo:text-align="center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color="#ffffff" loext:opacity="100%"/>
    </style:style>
    <style:style style:name="P6" style:family="paragraph">
      <loext:graphic-properties draw:fill="none" draw:fill-color="#ffffff"/>
      <style:text-properties fo:color="#ffffff" loext:opacity="100%" loext:color-lum-mod="100%" loext:color-lum-off="0%"/>
    </style:style>
    <style:style style:name="P7" style:family="paragraph">
      <style:text-properties fo:color="#ffffff" loext:opacity="100%" fo:font-size="14pt"/>
    </style:style>
    <style:style style:name="P8" style:family="paragraph">
      <loext:graphic-properties draw:fill="none" draw:fill-color="#ffffff"/>
      <style:text-properties fo:color="#ffffff" loext:opacity="100%" loext:color-lum-mod="100%" loext:color-lum-off="0%" fo:font-size="14pt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2cm" svg:y1="2.787cm" svg:x2="15.822cm" svg:y2="2.787cm">
          <text:p/>
        </draw:line>
        <draw:line draw:style-name="gr1" draw:text-style-name="P1" draw:layer="layout" svg:x1="1.47cm" svg:y1="5.662cm" svg:x2="19.25cm" svg:y2="5.662cm">
          <text:p/>
        </draw:line>
        <draw:line draw:style-name="gr1" draw:text-style-name="P1" draw:layer="layout" svg:x1="1.852cm" svg:y1="2.787cm" svg:x2="19.632cm" svg:y2="2.787cm">
          <text:p/>
        </draw:line>
        <draw:custom-shape draw:style-name="gr2" draw:text-style-name="P2" draw:layer="layout" svg:width="3.175cm" svg:height="1.588cm" svg:x="8.837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128cm" svg:height="1.588cm" svg:x="8.837cm" svg:y="1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9cm" svg:height="0.94cm" svg:x="1.266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3.68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6cm" svg:height="0.94cm" svg:x="5.154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7.57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9cm" svg:height="0.94cm" svg:x="9.179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11.59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6cm" svg:height="0.94cm" svg:x="13.067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15.48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9cm" svg:height="0.94cm" svg:x="1.217cm" svg:y="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2.785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9cm" svg:height="0.94cm" svg:x="5.127cm" svg:y="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6.695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9cm" svg:height="0.94cm" svg:x="9.155cm" svg:y="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10.723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9cm" svg:height="0.94cm" svg:x="12.965cm" svg:y="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14.533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925cm" svg:height="0.962cm" svg:x="9.182cm" svg:y="2.27cm">
          <draw:text-box>
            <text:p text:style-name="P5"><text:span text:style-name="T1">A</text:span></text:p>
          </draw:text-box>
        </draw:frame>
        <draw:frame draw:style-name="gr7" draw:text-style-name="P6" draw:layer="layout" svg:width="0.925cm" svg:height="0.962cm" svg:x="11.644cm" svg:y="2.27cm">
          <draw:text-box>
            <text:p text:style-name="P5"><text:span text:style-name="T1">B</text:span></text:p>
          </draw:text-box>
        </draw:frame>
        <draw:frame draw:style-name="gr7" draw:text-style-name="P6" draw:layer="layout" svg:width="0.925cm" svg:height="0.962cm" svg:x="9.182cm" svg:y="5.118cm">
          <draw:text-box>
            <text:p text:style-name="P5"><text:span text:style-name="T1">A</text:span></text:p>
          </draw:text-box>
        </draw:frame>
        <draw:frame draw:style-name="gr7" draw:text-style-name="P6" draw:layer="layout" svg:width="0.925cm" svg:height="0.962cm" svg:x="10.77cm" svg:y="5.118cm">
          <draw:text-box>
            <text:p text:style-name="P5"><text:span text:style-name="T1">B</text:span></text:p>
          </draw:text-box>
        </draw:frame>
        <draw:frame draw:style-name="gr7" draw:text-style-name="P8" draw:layer="layout" svg:width="0.637cm" svg:height="0.802cm" svg:x="10.525cm" svg:y="1.952cm">
          <draw:text-box>
            <text:p text:style-name="P7"><text:span text:style-name="T2">t</text:span></text:p>
          </draw:text-box>
        </draw:frame>
        <draw:frame draw:style-name="gr7" draw:text-style-name="P8" draw:layer="layout" svg:width="0.748cm" svg:height="0.802cm" svg:x="12.534cm" svg:y="2.738cm">
          <draw:text-box>
            <text:p text:style-name="P7"><text:span text:style-name="T2">t’</text:span></text:p>
          </draw:text-box>
        </draw:frame>
        <draw:frame draw:style-name="gr7" draw:text-style-name="P8" draw:layer="layout" svg:width="0.748cm" svg:height="0.802cm" svg:x="8.52cm" svg:y="2.738cm">
          <draw:text-box>
            <text:p text:style-name="P7"><text:span text:style-name="T2">t’</text:span></text:p>
          </draw:text-box>
        </draw:frame>
        <draw:frame draw:style-name="gr7" draw:text-style-name="P8" draw:layer="layout" svg:width="0.748cm" svg:height="0.802cm" svg:x="8.089cm" svg:y="5.595cm">
          <draw:text-box>
            <text:p text:style-name="P7"><text:span text:style-name="T2">t’</text:span></text:p>
          </draw:text-box>
        </draw:frame>
        <draw:frame draw:style-name="gr7" draw:text-style-name="P8" draw:layer="layout" svg:width="0.748cm" svg:height="0.802cm" svg:x="12.012cm" svg:y="5.595cm">
          <draw:text-box>
            <text:p text:style-name="P7"><text:span text:style-name="T2">t’</text:span></text:p>
          </draw:text-box>
        </draw:frame>
        <draw:frame draw:style-name="gr7" draw:text-style-name="P8" draw:layer="layout" svg:width="0.637cm" svg:height="0.802cm" svg:x="10.105cm" svg:y="4.96cm">
          <draw:text-box>
            <text:p text:style-name="P7"><text:span text:style-name="T2">t</text:span></text:p>
          </draw:text-box>
        </draw:frame>
        <draw:custom-shape draw:style-name="gr4" draw:text-style-name="P3" draw:layer="layout" svg:width="0.959cm" svg:height="0.94cm" svg:x="17.065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18.633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6cm" svg:height="0.94cm" svg:x="17.068cm" svg:y="2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72cm" svg:height="0.952cm" svg:x="19.486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2:14:41.389349279</meta:creation-date>
    <dc:date>2025-03-31T12:51:53.135840339</dc:date>
    <meta:editing-duration>PT37M10S</meta:editing-duration>
    <meta:editing-cycles>5</meta:editing-cycles>
    <meta:generator>LibreOffice/7.4.7.2$Linux_X86_64 LibreOffice_project/40$Build-2</meta:generator>
    <meta:document-statistic meta:object-count="35"/>
  </office:meta>
</office:document-meta>
</file>